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c1c" officeooo:paragraph-rsid="0000bc1c"/>
    </style:style>
    <style:style style:name="P2" style:family="paragraph" style:parent-style-name="Standard">
      <style:paragraph-properties fo:text-align="center" style:justify-single-word="false"/>
      <style:text-properties officeooo:rsid="0000bc1c" officeooo:paragraph-rsid="0000bc1c"/>
    </style:style>
    <style:style style:name="P3" style:family="paragraph" style:parent-style-name="Standard">
      <style:paragraph-properties fo:text-align="start" style:justify-single-word="false"/>
      <style:text-properties officeooo:rsid="0000bc1c" officeooo:paragraph-rsid="0000bc1c"/>
    </style:style>
    <style:style style:name="P4" style:family="paragraph" style:parent-style-name="Standard">
      <style:text-properties fo:font-weight="normal" officeooo:rsid="0000bc1c" officeooo:paragraph-rsid="0000bc1c" style:font-weight-asian="normal" style:font-weight-complex="normal"/>
    </style:style>
    <style:style style:name="P5" style:family="paragraph" style:parent-style-name="Standard">
      <style:text-properties fo:font-weight="normal" officeooo:rsid="0000bc1c" officeooo:paragraph-rsid="00016bdc" style:font-weight-asian="normal" style:font-weight-complex="normal"/>
    </style:style>
    <style:style style:name="P6" style:family="paragraph" style:parent-style-name="Standard">
      <style:text-properties fo:font-weight="normal" officeooo:rsid="0000bc1c" officeooo:paragraph-rsid="0001e52a" style:font-weight-asian="normal" style:font-weight-complex="normal"/>
    </style:style>
    <style:style style:name="P7" style:family="paragraph" style:parent-style-name="Standard">
      <style:text-properties fo:font-weight="normal" officeooo:rsid="0000bc1c" officeooo:paragraph-rsid="00048525" style:font-weight-asian="normal" style:font-weight-complex="normal"/>
    </style:style>
    <style:style style:name="P8" style:family="paragraph" style:parent-style-name="Standard">
      <style:text-properties fo:font-weight="normal" officeooo:rsid="0000bc1c" officeooo:paragraph-rsid="00050f20" style:font-weight-asian="normal" style:font-weight-complex="normal"/>
    </style:style>
    <style:style style:name="P9" style:family="paragraph" style:parent-style-name="Standard">
      <style:text-properties fo:font-weight="normal" officeooo:rsid="00016bdc" officeooo:paragraph-rsid="00016bdc" style:font-weight-asian="normal" style:font-weight-complex="normal"/>
    </style:style>
    <style:style style:name="P10" style:family="paragraph" style:parent-style-name="Standard">
      <style:text-properties fo:font-weight="normal" officeooo:rsid="00016bdc" officeooo:paragraph-rsid="00048525" style:font-weight-asian="normal" style:font-weight-complex="normal"/>
    </style:style>
    <style:style style:name="P11" style:family="paragraph" style:parent-style-name="Standard">
      <style:text-properties fo:font-weight="normal" officeooo:rsid="00016bdc" officeooo:paragraph-rsid="00050f20" style:font-weight-asian="normal" style:font-weight-complex="normal"/>
    </style:style>
    <style:style style:name="P12" style:family="paragraph" style:parent-style-name="Standard">
      <style:text-properties fo:font-weight="normal" officeooo:rsid="0001e52a" officeooo:paragraph-rsid="0001e52a" style:font-weight-asian="normal" style:font-weight-complex="normal"/>
    </style:style>
    <style:style style:name="P13" style:family="paragraph" style:parent-style-name="Standard">
      <style:text-properties officeooo:paragraph-rsid="0000bc1c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0bc1c" officeooo:paragraph-rsid="0000bc1c" style:font-weight-asian="bold" style:font-weight-complex="bold"/>
    </style:style>
    <style:style style:name="P15" style:family="paragraph" style:parent-style-name="Standard">
      <style:text-properties officeooo:paragraph-rsid="00048525"/>
    </style:style>
    <style:style style:name="P16" style:family="paragraph" style:parent-style-name="Standard">
      <style:text-properties officeooo:paragraph-rsid="00050f20"/>
    </style:style>
    <style:style style:name="P17" style:family="paragraph" style:parent-style-name="Standard">
      <style:text-properties style:text-underline-style="none" fo:font-weight="normal" officeooo:rsid="00016bdc" officeooo:paragraph-rsid="0000bc1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16bdc" officeooo:paragraph-rsid="00016bd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16bdc" officeooo:paragraph-rsid="0006c84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16bdc" officeooo:paragraph-rsid="00077151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16bdc" officeooo:paragraph-rsid="000ce04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1e52a" officeooo:paragraph-rsid="0001e52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1e52a" officeooo:paragraph-rsid="0000bc1c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0bc1c" officeooo:paragraph-rsid="0000bc1c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048525" officeooo:paragraph-rsid="00048525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048525" officeooo:paragraph-rsid="0006c845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48525" officeooo:paragraph-rsid="001aa78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bac68" officeooo:paragraph-rsid="001bac68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48525" officeooo:paragraph-rsid="00048525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06c845" officeooo:paragraph-rsid="0006c845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6c845" officeooo:paragraph-rsid="00077151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0950eb" officeooo:paragraph-rsid="000950eb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0950eb" officeooo:paragraph-rsid="000ae4fb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0950eb" officeooo:paragraph-rsid="000ce04d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aa78b" officeooo:paragraph-rsid="001aa78b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bc1c" officeooo:paragraph-rsid="0000bc1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ac68" officeooo:paragraph-rsid="001bac68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016bdc" officeooo:paragraph-rsid="000ae4fb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016bdc" officeooo:paragraph-rsid="000ce04d" style:font-weight-asian="normal" style:font-weight-complex="normal"/>
    </style:style>
    <style:style style:name="P40" style:family="paragraph" style:parent-style-name="Standard">
      <style:text-properties fo:font-weight="normal" officeooo:rsid="0000bc1c" officeooo:paragraph-rsid="00050f20" style:font-weight-asian="normal" style:font-weight-complex="normal"/>
    </style:style>
    <style:style style:name="P41" style:family="paragraph" style:parent-style-name="Standard">
      <style:text-properties fo:font-weight="normal" officeooo:rsid="0000bc1c" officeooo:paragraph-rsid="0006c845" style:font-weight-asian="normal" style:font-weight-complex="normal"/>
    </style:style>
    <style:style style:name="P42" style:family="paragraph" style:parent-style-name="Standard">
      <style:text-properties fo:font-weight="normal" officeooo:rsid="0000bc1c" officeooo:paragraph-rsid="001aa78b" style:font-weight-asian="normal" style:font-weight-complex="normal"/>
    </style:style>
    <style:style style:name="P43" style:family="paragraph" style:parent-style-name="Standard">
      <style:text-properties fo:font-weight="normal" officeooo:rsid="00016bdc" officeooo:paragraph-rsid="00077151" style:font-weight-asian="normal" style:font-weight-complex="normal"/>
    </style:style>
    <style:style style:name="P44" style:family="paragraph" style:parent-style-name="Standard">
      <style:text-properties fo:font-weight="normal" officeooo:rsid="00016bdc" officeooo:paragraph-rsid="000ae4fb" style:font-weight-asian="normal" style:font-weight-complex="normal"/>
    </style:style>
    <style:style style:name="P45" style:family="paragraph" style:parent-style-name="Standard">
      <style:text-properties fo:font-weight="normal" officeooo:rsid="00016bdc" officeooo:paragraph-rsid="001aa78b" style:font-weight-asian="normal" style:font-weight-complex="normal"/>
    </style:style>
    <style:style style:name="P46" style:family="paragraph" style:parent-style-name="Standard">
      <style:text-properties officeooo:paragraph-rsid="0006c845"/>
    </style:style>
    <style:style style:name="P47" style:family="paragraph" style:parent-style-name="Standard">
      <style:text-properties officeooo:paragraph-rsid="00077151"/>
    </style:style>
    <style:style style:name="P48" style:family="paragraph" style:parent-style-name="Standard">
      <style:paragraph-properties fo:text-align="start" style:justify-single-word="false"/>
      <style:text-properties officeooo:rsid="0000bc1c" officeooo:paragraph-rsid="001bac68"/>
    </style:style>
    <style:style style:name="P49" style:family="paragraph" style:parent-style-name="Standard">
      <style:text-properties officeooo:paragraph-rsid="000950eb"/>
    </style:style>
    <style:style style:name="P50" style:family="paragraph" style:parent-style-name="Standard">
      <style:text-properties officeooo:paragraph-rsid="001aa78b"/>
    </style:style>
    <style:style style:name="P5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bc1c" officeooo:paragraph-rsid="0000bc1c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bac68" officeooo:paragraph-rsid="001bac68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16bdc"/>
    </style:style>
    <style:style style:name="T3" style:family="text">
      <style:text-properties style:text-underline-style="none" officeooo:rsid="0000bc1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0bc1c" style:font-weight-asian="normal" style:font-weight-complex="normal"/>
    </style:style>
    <style:style style:name="T6" style:family="text">
      <style:text-properties style:text-underline-style="none" fo:font-weight="normal" officeooo:rsid="00016bdc" style:font-weight-asian="normal" style:font-weight-complex="normal"/>
    </style:style>
    <style:style style:name="T7" style:family="text">
      <style:text-properties style:text-underline-style="none" fo:font-weight="normal" officeooo:rsid="00048525" style:font-weight-asian="normal" style:font-weight-complex="normal"/>
    </style:style>
    <style:style style:name="T8" style:family="text">
      <style:text-properties style:text-underline-style="none" fo:font-weight="normal" officeooo:rsid="00050f20" style:font-weight-asian="normal" style:font-weight-complex="normal"/>
    </style:style>
    <style:style style:name="T9" style:family="text">
      <style:text-properties style:text-underline-style="none" fo:font-weight="normal" officeooo:rsid="0006c845" style:font-weight-asian="normal" style:font-weight-complex="normal"/>
    </style:style>
    <style:style style:name="T10" style:family="text">
      <style:text-properties style:text-underline-style="none" fo:font-weight="normal" officeooo:rsid="00077151" style:font-weight-asian="normal" style:font-weight-complex="normal"/>
    </style:style>
    <style:style style:name="T11" style:family="text">
      <style:text-properties style:text-underline-style="none" fo:font-weight="normal" officeooo:rsid="000950eb" style:font-weight-asian="normal" style:font-weight-complex="normal"/>
    </style:style>
    <style:style style:name="T12" style:family="text">
      <style:text-properties style:text-underline-style="none" fo:font-weight="normal" officeooo:rsid="000ae4fb" style:font-weight-asian="normal" style:font-weight-complex="normal"/>
    </style:style>
    <style:style style:name="T13" style:family="text">
      <style:text-properties style:text-underline-style="none" fo:font-weight="normal" officeooo:rsid="000b18ca" style:font-weight-asian="normal" style:font-weight-complex="normal"/>
    </style:style>
    <style:style style:name="T14" style:family="text">
      <style:text-properties style:text-underline-style="none" fo:font-weight="normal" officeooo:rsid="000ce04d" style:font-weight-asian="normal" style:font-weight-complex="normal"/>
    </style:style>
    <style:style style:name="T15" style:family="text">
      <style:text-properties style:text-underline-style="none" officeooo:rsid="0001e52a"/>
    </style:style>
    <style:style style:name="T16" style:family="text">
      <style:text-properties style:text-underline-style="none" officeooo:rsid="00048525"/>
    </style:style>
    <style:style style:name="T17" style:family="text">
      <style:text-properties style:text-underline-style="none" officeooo:rsid="00050f20"/>
    </style:style>
    <style:style style:name="T18" style:family="text">
      <style:text-properties style:text-underline-style="none" officeooo:rsid="0006c845"/>
    </style:style>
    <style:style style:name="T19" style:family="text">
      <style:text-properties style:text-underline-style="none" officeooo:rsid="00077151"/>
    </style:style>
    <style:style style:name="T20" style:family="text">
      <style:text-properties style:text-underline-style="none" officeooo:rsid="000950eb"/>
    </style:style>
    <style:style style:name="T21" style:family="text">
      <style:text-properties style:text-underline-style="none" officeooo:rsid="000ae4fb"/>
    </style:style>
    <style:style style:name="T22" style:family="text">
      <style:text-properties officeooo:rsid="0006c845"/>
    </style:style>
    <style:style style:name="T23" style:family="text">
      <style:text-properties fo:font-weight="normal" officeooo:rsid="0000bc1c" style:font-weight-asian="normal" style:font-weight-complex="normal"/>
    </style:style>
    <style:style style:name="T24" style:family="text">
      <style:text-properties officeooo:rsid="00050f20"/>
    </style:style>
    <style:style style:name="T25" style:family="text">
      <style:text-properties officeooo:rsid="0000bc1c"/>
    </style:style>
    <style:style style:name="T26" style:family="text">
      <style:text-properties officeooo:rsid="00077151"/>
    </style:style>
    <style:style style:name="T27" style:family="text">
      <style:text-properties officeooo:rsid="001aa78b"/>
    </style:style>
    <style:style style:name="T28" style:family="text">
      <style:text-properties officeooo:rsid="001bac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seudo-Code</text:p>
      <text:p text:style-name="P36"/>
      <text:p text:style-name="P37">Function definitions:</text:p>
      <text:p text:style-name="P52"/>
      <text:p text:style-name="P52"/>
      <text:p text:style-name="P28">1. f1 = absolute value function</text:p>
      <text:p text:style-name="P28">g(x) = sum(x)&lt;=-50</text:p>
      <text:p text:style-name="P28"/>
      <text:p text:style-name="P28">2. f10 = quadratic function</text:p>
      <text:p text:style-name="P28"/>
      <text:p text:style-name="P28">3. f12 = rastrigin function</text:p>
      <text:p text:style-name="P28">h(x) = f12(x)-1=0</text:p>
      <text:p text:style-name="P28"/>
      <text:p text:style-name="P28">4. f22= spherical function</text:p>
      <text:p text:style-name="P28">g(x) = sum(x) &lt;=-2</text:p>
      <text:p text:style-name="P28"/>
      <text:p text:style-name="P28">5. <text:s/>f24 <text:s/>= vincent function</text:p>
      <text:p text:style-name="P28">h(x) = f24(x) +1=0</text:p>
      <text:p text:style-name="P48"/>
      <text:p text:style-name="P37">PSO initializatiuon:</text:p>
      <text:p text:style-name="P37"/>
      <text:p text:style-name="P48">All PSOs were initialized with:</text:p>
      <text:p text:style-name="P48"><text:span text:style-name="T28">D=30 #objective function dimsensionality</text:span> </text:p>
      <text:p text:style-name="P3">swarmsize =20 </text:p>
      <text:p text:style-name="P3">w=0.7</text:p>
      <text:p text:style-name="P3">c1=1.4, c2=1.4 </text:p>
      <text:p text:style-name="P3">maxiter=2000</text:p>
      <text:p text:style-name="P3">minstep=1e-12 </text:p>
      <text:p text:style-name="P3">minfunc=1e-12</text:p>
      <text:p text:style-name="P4">x=np.random.uniform(low=func.lb[0],high=func.ub[0],size=(S,D)) #S=swarmsize, D=dimensions</text:p>
      <text:p text:style-name="P4">v = np.zeros_like(x) <text:s/># particle velocities <text:s text:c="2"/></text:p>
      <text:p text:style-name="P4">fx = np.zeros(S) <text:s/># current particle function values</text:p>
      <text:p text:style-name="P4">fs = np.ones(S, dtype=bool) <text:s/># feasibility of each particle</text:p>
      <text:p text:style-name="P4">fp = np.ones(S)*np.inf <text:s/># best particle function values</text:p>
      <text:p text:style-name="P4">p = np.ones_like(x)*np.inf <text:s/># best particle values</text:p>
      <text:p text:style-name="P4">g = np.inf <text:s/># best swarm position starting value</text:p>
      <text:p text:style-name="P12">return = returns global best, number of constraints violated by the global best, magnitude of those violations, and feasibility (derived from whether any violations occured)</text:p>
      <text:p text:style-name="P2"/>
      <text:p text:style-name="P1"/>
      <text:p text:style-name="P14">Hard</text:p>
      <text:p text:style-name="P4"/>
      <text:p text:style-name="P4">1. <text:span text:style-name="T1">Find </text:span><text:span text:style-name="T20">objective </text:span><text:span text:style-name="T1">function values for each particle (fx)</text:span></text:p>
      <text:p text:style-name="P17">2. Get all the feasible particles whose function vales are less than the personal bests. Update the new personal bests accordingly</text:p>
      <text:p text:style-name="P18">3. Check if the minimum of the personal bests <text:span text:style-name="T22">is less</text:span> than the global best, if it is, update the global best.</text:p>
      <text:p text:style-name="P18">4. While iterations &lt; max number of iterations (2000):</text:p>
      <text:p text:style-name="P9"><text:span text:style-name="T1"><text:tab/></text:span><text:span text:style-name="T17">rp,rg = random.uniform <text:s text:c="2"/>#shape =SxD</text:span></text:p>
      <text:p text:style-name="P9"><text:span text:style-name="T1"><text:tab/>u</text:span><text:span text:style-name="T3">pdate the particles velocities -</text:span><text:span text:style-name="T1">&gt; </text:span><text:span text:style-name="T3">v = w*v + c1*rp*(p - x) + c2*rg*(g - x)</text:span></text:p>
      <text:p text:style-name="P9"><text:span text:style-name="T1"><text:tab/>u</text:span><text:span text:style-name="T3">pdate the particles' positions -</text:span><text:span text:style-name="T1">&gt; </text:span><text:span text:style-name="T3">x = x + v</text:span></text:p>
      <text:p text:style-name="P13"><text:span text:style-name="T5"><text:tab/></text:span><text:span text:style-name="T6">find the function value of each particle</text:span></text:p>
      <text:p text:style-name="P17"><text:soft-page-break/><text:tab/>find the feasibility of each particle</text:p>
      <text:p text:style-name="P18"><text:tab/>update the new personal best (criteria is the smallest feasible function value less than the <text:tab/><text:tab/><text:tab/><text:tab/><text:tab/>previous personal best)</text:p>
      <text:p text:style-name="P18"><text:tab/>compare the new personal best to the global best</text:p>
      <text:p text:style-name="P18"><text:tab/>if the personal best &lt; global best:</text:p>
      <text:p text:style-name="P5"><text:span text:style-name="T2"><text:tab/><text:tab/>s</text:span><text:span text:style-name="T1">tepsize = np.sqrt(np.sum((g – </text:span><text:span text:style-name="T2">p_min</text:span><text:span text:style-name="T1">)**2))</text:span></text:p>
      <text:p text:style-name="P5"><text:span text:style-name="T1"><text:tab/><text:tab/></text:span><text:span text:style-name="T2">if abs(</text:span><text:span text:style-name="T15">f</text:span><text:span text:style-name="T2">g-</text:span><text:span text:style-name="T15">f</text:span><text:span text:style-name="T2">p_min)</text:span><text:span text:style-name="T1"> &lt;= minfunc:</text:span></text:p>
      <text:p text:style-name="P5"><text:span text:style-name="T1"><text:s text:c="16"/><text:tab/><text:tab/>print('Stopping search: Swarm best objective change less than </text:span><text:span text:style-name="T15">minfunc’)</text:span></text:p>
      <text:p text:style-name="P6"><text:span text:style-name="T1"><text:s text:c="6"/><text:tab/><text:tab/><text:tab/></text:span><text:span text:style-name="T15">return</text:span></text:p>
      <text:p text:style-name="P22"><text:tab/><text:tab/>if stepsize &lt;= minstep:</text:p>
      <text:p text:style-name="P6"><text:span text:style-name="T15"><text:tab/><text:tab/><text:tab/></text:span><text:span text:style-name="T1"> print('Stopping search: Swarm best position change less than </text:span><text:span text:style-name="T15">minstep’)</text:span></text:p>
      <text:p text:style-name="P6"><text:span text:style-name="T15"><text:tab/><text:tab/><text:tab/></text:span><text:span text:style-name="T17">return</text:span></text:p>
      <text:p text:style-name="P4"><text:span text:style-name="T1"><text:s text:c="7"/><text:tab/><text:tab/></text:span><text:span text:style-name="T15">else:</text:span></text:p>
      <text:p text:style-name="P23"><text:tab/><text:tab/><text:tab/>update global best</text:p>
      <text:p text:style-name="P23"><text:tab/><text:tab/><text:tab/>iterations +1</text:p>
      <text:p text:style-name="P12"><text:span text:style-name="T15">5. </text:span><text:span text:style-name="T1">return</text:span></text:p>
      <text:p text:style-name="P24"><text:s text:c="8"/></text:p>
      <text:p text:style-name="P24"/>
      <text:p text:style-name="P24"><text:s text:c="6"/></text:p>
      <text:p text:style-name="P24"/>
      <text:p text:style-name="P24"><text:s text:c="10"/></text:p>
      <text:p text:style-name="P24"><text:s text:c="4"/></text:p>
      <text:p text:style-name="P29">Dynamic</text:p>
      <text:p text:style-name="P29"/>
      <text:p text:style-name="P16"><text:span text:style-name="T7">1. </text:span><text:span text:style-name="T11">find </text:span><text:span text:style-name="T7">the particle f</text:span><text:span text:style-name="T8">itness </text:span><text:span text:style-name="T7">values</text:span></text:p>
      <text:p text:style-name="P16"><text:span text:style-name="T8"><text:tab/></text:span><text:span text:style-name="T7">where: f</text:span><text:span text:style-name="T8">itness</text:span><text:span text:style-name="T7"> = </text:span><text:span text:style-name="T8">f</text:span><text:span text:style-name="T7">x + penalty</text:span></text:p>
      <text:p text:style-name="P25"><text:tab/>penalty =(q**a)*s*np.abs(np.sum(constraint(x)))**b</text:p>
      <text:p text:style-name="P25"><text:tab/><text:tab/>a,b,s =2 and b =#iterations</text:p>
      <text:p text:style-name="P25">2. Update the new personal bests (all new function values &lt; current personal bests).</text:p>
      <text:p text:style-name="P25">3. Compare the smallest personal best to the global best, and if its less, update the global best </text:p>
      <text:p text:style-name="P7"><text:span text:style-name="T16">4. </text:span><text:span text:style-name="T2">While iterations &lt; max number of iterations (2000):</text:span></text:p>
      <text:p text:style-name="P11"><text:span text:style-name="T1"><text:tab/></text:span><text:span text:style-name="T17">rp,rg = random.uniform <text:s text:c="2"/>#shape =SxD</text:span></text:p>
      <text:p text:style-name="P11"><text:span text:style-name="T1"><text:tab/>u</text:span><text:span text:style-name="T3">pdate the particles velocities -</text:span><text:span text:style-name="T1">&gt; </text:span><text:span text:style-name="T3">v = w*v + c1*rp*(p - x) + c2*rg*(g - x)</text:span></text:p>
      <text:p text:style-name="P10"><text:span text:style-name="T1"><text:tab/>u</text:span><text:span text:style-name="T3">pdate the particles' positions -</text:span><text:span text:style-name="T1">&gt; </text:span><text:span text:style-name="T3">x = x + v</text:span></text:p>
      <text:p text:style-name="P15"><text:span text:style-name="T5"><text:tab/></text:span><text:span text:style-name="T6">find the </text:span><text:span text:style-name="T8">fitness</text:span><text:span text:style-name="T6"> of each particle -</text:span><text:span text:style-name="T8">&gt;function value+ penalty</text:span></text:p>
      <text:p text:style-name="P8"><text:span text:style-name="T16"><text:s text:c="6"/><text:tab/></text:span><text:span text:style-name="T17">update the new personal bests as all fitness values &lt; previous personal bests</text:span></text:p>
      <text:p text:style-name="P8"><text:span text:style-name="T16"><text:tab/></text:span><text:span text:style-name="T17">find the particle with the smallest fitness fp_min and compare it t</text:span><text:span text:style-name="T18">o the global best fg</text:span></text:p>
      <text:p text:style-name="P8"><text:span text:style-name="T18"><text:tab/>if fp_min&lt;fg:</text:span></text:p>
      <text:p text:style-name="P41"><text:span text:style-name="T18"><text:tab/><text:tab/></text:span><text:span text:style-name="T16">stepsize = np.sqrt(np.sum((g – p_min)**2))</text:span></text:p>
      <text:p text:style-name="P41"><text:span text:style-name="T16"><text:tab/><text:tab/></text:span><text:span text:style-name="T18">if abs(fg-fp_min)&lt;=minfunc:</text:span></text:p>
      <text:p text:style-name="P41"><text:span text:style-name="T18"><text:tab/><text:tab/><text:tab/></text:span><text:span text:style-name="T16">print('Stopping search: Swarm best objective change less than </text:span><text:span text:style-name="T18">minfunc)</text:span></text:p>
      <text:p text:style-name="P41"><text:span text:style-name="T18"><text:tab/><text:tab/><text:tab/>return</text:span></text:p>
      <text:p text:style-name="P26"><text:tab/><text:tab/><text:span text:style-name="T22">elif </text:span>stepsize &lt;= minstep:</text:p>
      <text:p text:style-name="P26"><text:tab/><text:tab/><text:tab/> print('Stopping search: Swarm best position change less than <text:span text:style-name="T22">minstep)</text:span></text:p>
      <text:p text:style-name="P26"><text:tab/><text:tab/><text:tab/> <text:span text:style-name="T22">return</text:span></text:p>
      <text:p text:style-name="P26"><text:tab/><text:tab/><text:span text:style-name="T22">else:</text:span></text:p>
      <text:p text:style-name="P26"><text:tab/><text:tab/><text:tab/><text:span text:style-name="T22">update global best</text:span></text:p>
      <text:p text:style-name="P26"><text:tab/><text:tab/><text:tab/><text:span text:style-name="T22">iterations +1</text:span></text:p>
      <text:p text:style-name="P25"><text:s text:c="7"/><text:span text:style-name="T22">5. return</text:span></text:p>
      <text:p text:style-name="P25"><text:s text:c="2"/></text:p>
      <text:p text:style-name="P25"><text:s text:c="7"/></text:p>
      <text:p text:style-name="P30">Soft_C</text:p>
      <text:p text:style-name="P30"><text:soft-page-break/></text:p>
      <text:p text:style-name="P41">1. <text:span text:style-name="T1">Find </text:span><text:span text:style-name="T20">objective </text:span><text:span text:style-name="T1">function values for each particle (fx) </text:span><text:span text:style-name="T19">and the number of constraint violations for each.</text:span></text:p>
      <text:p text:style-name="P46"><text:span text:style-name="T6">2. </text:span><text:span text:style-name="T9">find</text:span><text:span text:style-name="T6"> all the particles whose function vales are less than the personal bests, </text:span><text:span text:style-name="T9">and whose number of constraint violations are less than the personal best violation counts </text:span><text:span text:style-name="T6">. Update the new personal bests accordingly</text:span></text:p>
      <text:p text:style-name="P19">3. Check if the minimum of the personal bests <text:span text:style-name="T22">is</text:span> <text:span text:style-name="T22">less </text:span>than the global best, <text:span text:style-name="T22">and if it violates less constraints.</text:span> <text:span text:style-name="T22">I</text:span>f it <text:span text:style-name="T22">does</text:span>, update the global best.</text:p>
      <text:p text:style-name="P19">4. While iterations &lt; max number of iterations (2000):</text:p>
      <text:p text:style-name="P20"><text:tab/><text:span text:style-name="T24">rp,rg = random.uniform <text:s text:c="2"/>#shape =SxD</text:span></text:p>
      <text:p text:style-name="P43"><text:span text:style-name="T1"><text:tab/>u</text:span><text:span text:style-name="T3">pdate the particles velocities -</text:span><text:span text:style-name="T1">&gt; </text:span><text:span text:style-name="T3">v = w*v + c1*rp*(p - x) + c2*rg*(g - x)</text:span></text:p>
      <text:p text:style-name="P20"><text:tab/>u<text:span text:style-name="T25">pdate the particles' positions -</text:span>&gt; <text:span text:style-name="T25">x = x + v</text:span></text:p>
      <text:p text:style-name="P20"><text:tab/><text:span text:style-name="T25">Find function values for each particle </text:span><text:span text:style-name="T26">and the number of constraint violations.</text:span></text:p>
      <text:p text:style-name="P20"><text:tab/><text:span text:style-name="T26">Update the personal bests to all particles whose function values are less than the current <text:tab/>personal best’s and who violates less constraints</text:span></text:p>
      <text:p text:style-name="P20"><text:s text:c="8"/><text:tab/><text:span text:style-name="T26">find the minimum of these, fp_min, and compare it to the global best fg</text:span></text:p>
      <text:p text:style-name="P20"><text:s text:c="8"/><text:tab/><text:span text:style-name="T26">if fp_min &lt; fg, and fp_min has fewer constraint violations than fg:</text:span></text:p>
      <text:p text:style-name="P20"><text:s/><text:tab/><text:tab/>stepsize = np.sqrt(np.sum((g - p_min)**2))</text:p>
      <text:p text:style-name="P20"><text:tab/> <text:s text:c="10"/>if np.abs(fg - fp[i_min]) &lt;= minfunc:</text:p>
      <text:p text:style-name="P20"><text:s text:c="10"/><text:tab/><text:tab/><text:tab/><text:span text:style-name="T26">p</text:span>rint('Stopping search: Swarm best objective change less than <text:span text:style-name="T26">minfunc)</text:span></text:p>
      <text:p text:style-name="P20"><text:tab/><text:tab/><text:tab/><text:span text:style-name="T26">return</text:span></text:p>
      <text:p text:style-name="P20"><text:tab/><text:tab/>elif stepsize &lt;= minstep:</text:p>
      <text:p text:style-name="P20"><text:tab/><text:tab/><text:tab/> print('Stopping search: Swarm best position change less than <text:span text:style-name="T26">minstep)</text:span></text:p>
      <text:p text:style-name="P20"><text:s text:c="12"/><text:tab/><text:tab/><text:span text:style-name="T26">return</text:span></text:p>
      <text:p text:style-name="P20"><text:s/><text:tab/><text:tab/><text:span text:style-name="T26">else:</text:span></text:p>
      <text:p text:style-name="P20"><text:tab/><text:tab/><text:tab/><text:span text:style-name="T26">update the global best and its number of constraint violations to fp_min</text:span></text:p>
      <text:p text:style-name="P20"><text:tab/><text:tab/><text:tab/><text:span text:style-name="T26">iterations +1</text:span></text:p>
      <text:p text:style-name="P43"><text:span text:style-name="T19">5. return</text:span></text:p>
      <text:p text:style-name="P43"><text:span text:style-name="T19"/></text:p>
      <text:p text:style-name="P43"><text:span text:style-name="T19"/></text:p>
      <text:p text:style-name="P31">Soft_<text:span text:style-name="T26">M</text:span></text:p>
      <text:p text:style-name="P31"/>
      <text:p text:style-name="P47"><text:span text:style-name="T23">1. </text:span><text:span text:style-name="T5">Find </text:span><text:span text:style-name="T11">objective</text:span><text:span text:style-name="T5"> function values for each particle (fx) </text:span><text:span text:style-name="T10">and the magnitude of violations.</text:span></text:p>
      <text:p text:style-name="P47"><text:span text:style-name="T6">2. </text:span><text:span text:style-name="T9">find</text:span><text:span text:style-name="T6"> all the particles whose function vales are less than the personal bests, </text:span><text:span text:style-name="T9">and whose </text:span><text:span text:style-name="T10">magnitude </text:span><text:span text:style-name="T9">of constraint violations are less than the personal best violation counts </text:span><text:span text:style-name="T6">. Update the new personal bests accordingly</text:span></text:p>
      <text:p text:style-name="P20">3. Check if the minimum of the personal bests <text:span text:style-name="T22">is</text:span> <text:span text:style-name="T22">less </text:span>than the global best, <text:span text:style-name="T22">and if </text:span><text:span text:style-name="T26">its magnitude of</text:span><text:span text:style-name="T22"> constraint </text:span><text:span text:style-name="T26">violations is less</text:span><text:span text:style-name="T22">.</text:span> <text:span text:style-name="T22">I</text:span>f it <text:span text:style-name="T22">does</text:span>, update the global best.</text:p>
      <text:p text:style-name="P20">4. While iterations &lt; max number of iterations (2000):</text:p>
      <text:p text:style-name="P20"><text:tab/><text:span text:style-name="T24">rp,rg = random.uniform <text:s text:c="2"/>#shape =SxD</text:span></text:p>
      <text:p text:style-name="P43"><text:span text:style-name="T1"><text:tab/>u</text:span><text:span text:style-name="T3">pdate the particles velocities -</text:span><text:span text:style-name="T1">&gt; </text:span><text:span text:style-name="T3">v = w*v + c1*rp*(p - x) + c2*rg*(g - x)</text:span></text:p>
      <text:p text:style-name="P20"><text:tab/>u<text:span text:style-name="T25">pdate the particles' positions -</text:span>&gt; <text:span text:style-name="T25">x = x + v</text:span></text:p>
      <text:p text:style-name="P47"><text:span text:style-name="T6"><text:tab/></text:span><text:span text:style-name="T5">Find function values for each particle </text:span><text:span text:style-name="T10">and the magnitude of constraint violations.</text:span></text:p>
      <text:p text:style-name="P20"><text:tab/><text:span text:style-name="T26">Update the personal bests to all particles whose function values are less than the current <text:tab/>personal best’s and who violates less constraints</text:span></text:p>
      <text:p text:style-name="P20"><text:s text:c="8"/><text:tab/><text:span text:style-name="T26">find the minimum of these, fp_min, and compare it to the global best fg</text:span></text:p>
      <text:p text:style-name="P20"><text:s text:c="8"/><text:tab/><text:span text:style-name="T26">if fp_min &lt; fg, and fp_min has fewer constraint violations than fg:</text:span></text:p>
      <text:p text:style-name="P20"><text:s/><text:tab/><text:tab/>stepsize = np.sqrt(np.sum((g - p_min)**2))</text:p>
      <text:p text:style-name="P20"><text:tab/> <text:s text:c="10"/>if np.abs(fg - fp[i_min]) &lt;= minfunc:</text:p>
      <text:p text:style-name="P20"><text:s text:c="10"/><text:tab/><text:tab/><text:tab/><text:span text:style-name="T26">p</text:span>rint('Stopping search: Swarm best objective change less than <text:span text:style-name="T26">minfunc)</text:span></text:p>
      <text:p text:style-name="P20"><text:tab/><text:tab/><text:tab/><text:span text:style-name="T26">return</text:span></text:p>
      <text:p text:style-name="P20"><text:tab/><text:tab/>elif stepsize &lt;= minstep:</text:p>
      <text:p text:style-name="P20"><text:soft-page-break/><text:tab/><text:tab/><text:tab/> print('Stopping search: Swarm best position change less than <text:span text:style-name="T26">minstep)</text:span></text:p>
      <text:p text:style-name="P20"><text:s text:c="12"/><text:tab/><text:tab/><text:span text:style-name="T26">return</text:span></text:p>
      <text:p text:style-name="P20"><text:s/><text:tab/><text:tab/><text:span text:style-name="T26">else:</text:span></text:p>
      <text:p text:style-name="P20"><text:tab/><text:tab/><text:tab/><text:span text:style-name="T26">update the global best and its number of constraint violations to fp_min</text:span></text:p>
      <text:p text:style-name="P20"><text:tab/><text:tab/><text:tab/><text:span text:style-name="T26">iterations +1</text:span></text:p>
      <text:p text:style-name="P43"><text:span text:style-name="T19">5. return</text:span></text:p>
      <text:p text:style-name="P43"><text:span text:style-name="T19"/></text:p>
      <text:p text:style-name="P43"><text:span text:style-name="T19"/></text:p>
      <text:p text:style-name="P32">Coello</text:p>
      <text:p text:style-name="P32"><text:span text:style-name="T4"/></text:p>
      <text:p text:style-name="P32"><text:span text:style-name="T4">1.Calculate objective functions, and feasibility, number of constraints violated, and magnitude of the violations for each particle</text:span></text:p>
      <text:p text:style-name="P32"><text:span text:style-name="T4">2. check if:</text:span></text:p>
      <text:p text:style-name="P32"><text:span text:style-name="T4"><text:tab/>any feasible particles less than the personal bests, and if there are, update the personal <text:tab/>bests to these.</text:span></text:p>
      <text:p text:style-name="P32"><text:span text:style-name="T4"><text:tab/>Check if the minimum personal best fp_min is less than the global best, fg. It it is, update fg <text:tab/>to fp_</text:span><text:span text:style-name="T12">min</text:span><text:span text:style-name="T4">.</text:span></text:p>
      <text:p text:style-name="P32"><text:span text:style-name="T4">else: </text:span></text:p>
      <text:p text:style-name="P32"><text:span text:style-name="T4"><text:tab/>check the number of constraints violated by each particle.</text:span></text:p>
      <text:p text:style-name="P32"><text:span text:style-name="T4"><text:tab/>If there is one single particle with the fewest constraints:</text:span></text:p>
      <text:p text:style-name="P32"><text:span text:style-name="T4"><text:tab/><text:tab/></text:span><text:span text:style-name="T12">update fp_min to that particle’s objective function value</text:span></text:p>
      <text:p text:style-name="P32"><text:span text:style-name="T4"><text:s text:c="3"/><text:tab/></text:span><text:span text:style-name="T12">else:</text:span></text:p>
      <text:p text:style-name="P49"><text:span text:style-name="T12"><text:tab/><text:tab/>find all the particles with a shared least number of constraint violations. Then check <text:tab/><text:tab/>the magnitude of their violations. The particle</text:span><text:span text:style-name="T13">s</text:span><text:span text:style-name="T12"> with the lowest magnitude of <text:tab/><text:tab/><text:tab/>constraint violations </text:span><text:span text:style-name="T13">are</text:span><text:span text:style-name="T12"> updated to </text:span><text:span text:style-name="T13">the personal bests,</text:span><text:span text:style-name="T12"> if </text:span><text:span text:style-name="T13">their</text:span><text:span text:style-name="T12"> magnitude of <text:tab/><text:tab/><text:tab/>constraint violations is </text:span><text:span text:style-name="T13">l</text:span><text:span text:style-name="T12">ess than that of the current personal bests. </text:span><text:span text:style-name="T14">Update the <text:tab/><text:tab/><text:tab/>personal best with the minimum objective function value to fp_min</text:span></text:p>
      <text:p text:style-name="P32"><text:span text:style-name="T4"><text:s text:c="15"/></text:span></text:p>
      <text:p text:style-name="P49"><text:span text:style-name="T11"><text:s text:c="8"/></text:span><text:span text:style-name="T12">3. while the number of iterations &lt; max number of iterations:</text:span><text:span text:style-name="T11"> <text:s text:c="2"/></text:span></text:p>
      <text:p text:style-name="P33"><text:span text:style-name="T4"><text:s text:c="11"/><text:tab/><text:tab/> </text:span><text:span text:style-name="T8">rp,rg = random.uniform <text:s text:c="2"/>#shape =SxD</text:span></text:p>
      <text:p text:style-name="P44"><text:span text:style-name="T1"><text:tab/><text:tab/>u</text:span><text:span text:style-name="T3">pdate the particles velocities -</text:span><text:span text:style-name="T1">&gt; </text:span><text:span text:style-name="T3">v = w*v + c1*rp*(p - x) + c2*rg*(g - x)</text:span></text:p>
      <text:p text:style-name="P38"><text:span text:style-name="T1"><text:tab/><text:tab/>u</text:span><text:span text:style-name="T3">pdate the particles' positions -</text:span><text:span text:style-name="T1">&gt; </text:span><text:span text:style-name="T3">x = x + v</text:span></text:p>
      <text:p text:style-name="P38"><text:span text:style-name="T3"><text:tab/><text:tab/></text:span><text:span text:style-name="T21">repeat steps 1,2</text:span></text:p>
      <text:p text:style-name="P49"><text:span text:style-name="T11"><text:s text:c="8"/></text:span><text:span text:style-name="T14">4.</text:span><text:span text:style-name="T11"> if fp_</text:span><text:span text:style-name="T14">min</text:span><text:span text:style-name="T11"> &lt; fg and </text:span><text:span text:style-name="T14">the magnitude of its constraints &lt; that of the global best:</text:span><text:span text:style-name="T11"> <text:s text:c="9"/></text:span></text:p>
      <text:p text:style-name="P34"><text:span text:style-name="T4"><text:tab/><text:tab/></text:span><text:span text:style-name="T6">stepsize = np.sqrt(np.sum((g - p_min)**2))</text:span></text:p>
      <text:p text:style-name="P21"><text:tab/> <text:s text:c="10"/>if np.abs(fg - fp[i_min]) &lt;= minfunc:</text:p>
      <text:p text:style-name="P21"><text:s text:c="10"/><text:tab/><text:tab/><text:tab/><text:span text:style-name="T26">p</text:span>rint('Stopping search: Swarm best objective change less than <text:span text:style-name="T26">minfunc)</text:span></text:p>
      <text:p text:style-name="P21"><text:tab/><text:tab/><text:tab/><text:span text:style-name="T26">return</text:span></text:p>
      <text:p text:style-name="P21"><text:tab/><text:tab/>elif stepsize &lt;= minstep:</text:p>
      <text:p text:style-name="P21"><text:tab/><text:tab/><text:tab/> print('Stopping search: Swarm best position change less than <text:span text:style-name="T26">minstep)</text:span></text:p>
      <text:p text:style-name="P21"><text:s text:c="12"/><text:tab/><text:tab/><text:span text:style-name="T26">return</text:span></text:p>
      <text:p text:style-name="P21"><text:s/><text:tab/><text:tab/><text:span text:style-name="T26">else:</text:span></text:p>
      <text:p text:style-name="P21"><text:tab/><text:tab/><text:tab/><text:span text:style-name="T26">update the global best and its number of constraint violations to fp_min</text:span></text:p>
      <text:p text:style-name="P21"><text:tab/><text:tab/><text:tab/><text:span text:style-name="T26">iterations +1</text:span></text:p>
      <text:p text:style-name="P39"><text:span text:style-name="T19">5. return</text:span></text:p>
      <text:p text:style-name="P32"><text:span text:style-name="T4"><text:s text:c="10"/></text:span></text:p>
      <text:p text:style-name="P32"><text:span text:style-name="T4"/></text:p>
      <text:p text:style-name="P35">Static</text:p>
      <text:p text:style-name="P35"/>
      <text:p text:style-name="P50"><text:span text:style-name="T7">1. </text:span><text:span text:style-name="T11">find </text:span><text:span text:style-name="T7">the particle f</text:span><text:span text:style-name="T8">itness </text:span><text:span text:style-name="T7">values</text:span></text:p>
      <text:p text:style-name="P50"><text:span text:style-name="T8"><text:tab/></text:span><text:span text:style-name="T7">where: f</text:span><text:span text:style-name="T8">itness</text:span><text:span text:style-name="T7"> = </text:span><text:span text:style-name="T8">f</text:span><text:span text:style-name="T7">x + penalty</text:span></text:p>
      <text:p text:style-name="P27"><text:tab/>penalty =<text:span text:style-name="T27">l*magnitude of constraint violations</text:span></text:p>
      <text:p text:style-name="P27"><text:soft-page-break/>2. Update the new personal bests (all new function values &lt; current personal bests).</text:p>
      <text:p text:style-name="P27">3. Compare the smallest personal best to the global best, and if its less, update the global best </text:p>
      <text:p text:style-name="P42"><text:span text:style-name="T16">4. </text:span><text:span text:style-name="T2">While iterations &lt; max number of iterations (2000):</text:span></text:p>
      <text:p text:style-name="P45"><text:span text:style-name="T1"><text:tab/></text:span><text:span text:style-name="T17">rp,rg = random.uniform <text:s text:c="2"/>#shape =SxD</text:span></text:p>
      <text:p text:style-name="P45"><text:span text:style-name="T1"><text:tab/>u</text:span><text:span text:style-name="T3">pdate the particles velocities -</text:span><text:span text:style-name="T1">&gt; </text:span><text:span text:style-name="T3">v = w*v + c1*rp*(p - x) + c2*rg*(g - x)</text:span></text:p>
      <text:p text:style-name="P45"><text:span text:style-name="T1"><text:tab/>u</text:span><text:span text:style-name="T3">pdate the particles' positions -</text:span><text:span text:style-name="T1">&gt; </text:span><text:span text:style-name="T3">x = x + v</text:span></text:p>
      <text:p text:style-name="P50"><text:span text:style-name="T5"><text:tab/></text:span><text:span text:style-name="T6">find the </text:span><text:span text:style-name="T8">fitness</text:span><text:span text:style-name="T6"> of each particle -</text:span><text:span text:style-name="T8">&gt;function value+ penalty</text:span></text:p>
      <text:p text:style-name="P42"><text:span text:style-name="T16"><text:s text:c="6"/><text:tab/></text:span><text:span text:style-name="T17">update the new personal bests as all fitness values &lt; previous personal bests</text:span></text:p>
      <text:p text:style-name="P42"><text:span text:style-name="T16"><text:tab/></text:span><text:span text:style-name="T17">find the particle with the smallest fitness fp_min and compare it t</text:span><text:span text:style-name="T18">o the global best fg</text:span></text:p>
      <text:p text:style-name="P42"><text:span text:style-name="T18"><text:tab/>if fp_min&lt;fg:</text:span></text:p>
      <text:p text:style-name="P42"><text:span text:style-name="T18"><text:tab/><text:tab/></text:span><text:span text:style-name="T16">stepsize = np.sqrt(np.sum((g – p_min)**2))</text:span></text:p>
      <text:p text:style-name="P42"><text:span text:style-name="T16"><text:tab/><text:tab/></text:span><text:span text:style-name="T18">if abs(fg-fp_min)&lt;=minfunc:</text:span></text:p>
      <text:p text:style-name="P42"><text:span text:style-name="T18"><text:tab/><text:tab/><text:tab/></text:span><text:span text:style-name="T16">print('Stopping search: Swarm best objective change less than </text:span><text:span text:style-name="T18">minfunc)</text:span></text:p>
      <text:p text:style-name="P42"><text:span text:style-name="T18"><text:tab/><text:tab/><text:tab/>return</text:span></text:p>
      <text:p text:style-name="P27"><text:tab/><text:tab/><text:span text:style-name="T22">elif </text:span>stepsize &lt;= minstep:</text:p>
      <text:p text:style-name="P27"><text:tab/><text:tab/><text:tab/> print('Stopping search: Swarm best position change less than <text:span text:style-name="T22">minstep)</text:span></text:p>
      <text:p text:style-name="P27"><text:tab/><text:tab/><text:tab/> <text:span text:style-name="T22">return</text:span></text:p>
      <text:p text:style-name="P27"><text:tab/><text:tab/><text:span text:style-name="T22">else:</text:span></text:p>
      <text:p text:style-name="P27"><text:tab/><text:tab/><text:tab/><text:span text:style-name="T22">update global best</text:span></text:p>
      <text:p text:style-name="P27"><text:tab/><text:tab/><text:tab/><text:span text:style-name="T22">iterations +1</text:span></text:p>
      <text:p text:style-name="P27"><text:s text:c="7"/><text:span text:style-name="T22">5. return</text:span></text:p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4:35:47.487305476</meta:creation-date>
    <dc:date>2020-09-07T18:42:54.164463643</dc:date>
    <meta:editing-duration>P3DT8H12M51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5" meta:paragraph-count="185" meta:word-count="1384" meta:character-count="9080" meta:non-whitespace-character-count="7307"/>
  </office:meta>
</office:document-meta>
</file>